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21845a" officeooo:paragraph-rsid="0021845a"/>
    </style:style>
    <style:style style:name="P2" style:family="paragraph" style:parent-style-name="Standard">
      <style:text-properties officeooo:rsid="0021845a" officeooo:paragraph-rsid="0021845a"/>
    </style:style>
    <style:style style:name="P3" style:family="paragraph" style:parent-style-name="Standard">
      <style:text-properties officeooo:rsid="0021845a" officeooo:paragraph-rsid="003102ba"/>
    </style:style>
    <style:style style:name="P4" style:family="paragraph" style:parent-style-name="Preformatted_20_Text">
      <style:text-properties officeooo:paragraph-rsid="0024c410"/>
    </style:style>
    <style:style style:name="P5" style:family="paragraph" style:parent-style-name="Preformatted_20_Text">
      <style:paragraph-properties fo:margin-top="0in" fo:margin-bottom="0.1965in" style:contextual-spacing="false"/>
      <style:text-properties officeooo:paragraph-rsid="0024c410"/>
    </style:style>
    <style:style style:name="P6" style:family="paragraph" style:parent-style-name="Preformatted_20_Text">
      <style:text-properties officeooo:rsid="00098573" officeooo:paragraph-rsid="00098573"/>
    </style:style>
    <style:style style:name="P7" style:family="paragraph" style:parent-style-name="Standard">
      <style:text-properties officeooo:rsid="00098573" officeooo:paragraph-rsid="00098573"/>
    </style:style>
    <style:style style:name="P8" style:family="paragraph" style:parent-style-name="Standard">
      <style:text-properties officeooo:rsid="00098573" officeooo:paragraph-rsid="0070cffe"/>
    </style:style>
    <style:style style:name="P9" style:family="paragraph" style:parent-style-name="Standard">
      <style:text-properties officeooo:rsid="00098573" officeooo:paragraph-rsid="0072a258"/>
    </style:style>
    <style:style style:name="P10" style:family="paragraph" style:parent-style-name="Standard">
      <style:text-properties officeooo:rsid="000a2049" officeooo:paragraph-rsid="000a2049"/>
    </style:style>
    <style:style style:name="P11" style:family="paragraph" style:parent-style-name="Standard">
      <style:text-properties fo:font-style="normal" officeooo:rsid="000c680f" officeooo:paragraph-rsid="000c680f" style:font-style-asian="normal" style:font-style-complex="normal"/>
    </style:style>
    <style:style style:name="P12" style:family="paragraph" style:parent-style-name="Standard">
      <style:text-properties fo:font-style="normal" officeooo:rsid="000e2f5b" officeooo:paragraph-rsid="000e2f5b" style:font-style-asian="normal" style:font-style-complex="normal"/>
    </style:style>
    <style:style style:name="P13" style:family="paragraph" style:parent-style-name="Standard">
      <style:text-properties fo:font-style="normal" officeooo:rsid="000f8835" officeooo:paragraph-rsid="000f8835" style:font-style-asian="normal" style:font-style-complex="normal"/>
    </style:style>
    <style:style style:name="P14" style:family="paragraph" style:parent-style-name="Standard">
      <style:text-properties fo:font-style="normal" officeooo:rsid="000b891f" officeooo:paragraph-rsid="000b891f" style:font-style-asian="normal" style:font-style-complex="normal"/>
    </style:style>
    <style:style style:name="P15" style:family="paragraph" style:parent-style-name="Standard">
      <style:text-properties fo:font-style="normal" officeooo:rsid="00592868" officeooo:paragraph-rsid="00592868" style:font-style-asian="normal" style:font-style-complex="normal"/>
    </style:style>
    <style:style style:name="P16" style:family="paragraph" style:parent-style-name="Standard">
      <style:text-properties officeooo:rsid="0013c9d4" officeooo:paragraph-rsid="0013c9d4"/>
    </style:style>
    <style:style style:name="P17" style:family="paragraph" style:parent-style-name="Standard">
      <style:text-properties officeooo:rsid="001515b7" officeooo:paragraph-rsid="001515b7"/>
    </style:style>
    <style:style style:name="P18" style:family="paragraph" style:parent-style-name="Standard">
      <style:text-properties officeooo:rsid="0015d93f" officeooo:paragraph-rsid="0015d93f"/>
    </style:style>
    <style:style style:name="P19" style:family="paragraph" style:parent-style-name="Standard">
      <style:text-properties officeooo:rsid="0018a2ae" officeooo:paragraph-rsid="0018a2ae"/>
    </style:style>
    <style:style style:name="P20" style:family="paragraph" style:parent-style-name="Standard">
      <style:text-properties officeooo:rsid="0018a2ae" officeooo:paragraph-rsid="001a3fc5"/>
    </style:style>
    <style:style style:name="P21" style:family="paragraph" style:parent-style-name="Standard">
      <style:text-properties officeooo:rsid="001ae2be" officeooo:paragraph-rsid="0072a258"/>
    </style:style>
    <style:style style:name="P22" style:family="paragraph" style:parent-style-name="Standard">
      <style:text-properties officeooo:rsid="00290933" officeooo:paragraph-rsid="003102ba"/>
    </style:style>
    <style:style style:name="P23" style:family="paragraph" style:parent-style-name="Standard">
      <style:text-properties officeooo:rsid="0034bfbe" officeooo:paragraph-rsid="0072a258"/>
    </style:style>
    <style:style style:name="P24" style:family="paragraph" style:parent-style-name="Standard">
      <style:text-properties officeooo:rsid="00379449" officeooo:paragraph-rsid="00379449"/>
    </style:style>
    <style:style style:name="P25" style:family="paragraph" style:parent-style-name="Standard">
      <style:text-properties officeooo:rsid="003ceb26" officeooo:paragraph-rsid="003ceb26"/>
    </style:style>
    <style:style style:name="P26" style:family="paragraph" style:parent-style-name="Standard">
      <style:text-properties officeooo:rsid="003f21e5" officeooo:paragraph-rsid="003f21e5"/>
    </style:style>
    <style:style style:name="P27" style:family="paragraph" style:parent-style-name="Standard">
      <style:text-properties officeooo:rsid="00427069" officeooo:paragraph-rsid="00427069"/>
    </style:style>
    <style:style style:name="P28" style:family="paragraph" style:parent-style-name="Standard">
      <style:text-properties officeooo:rsid="00456405" officeooo:paragraph-rsid="00456405"/>
    </style:style>
    <style:style style:name="P29" style:family="paragraph" style:parent-style-name="Standard">
      <style:text-properties officeooo:rsid="0048ef4e" officeooo:paragraph-rsid="0048ef4e"/>
    </style:style>
    <style:style style:name="P30" style:family="paragraph" style:parent-style-name="Standard">
      <style:text-properties officeooo:rsid="004a0481" officeooo:paragraph-rsid="004a0481"/>
    </style:style>
    <style:style style:name="P31" style:family="paragraph" style:parent-style-name="Standard">
      <style:text-properties officeooo:rsid="004a0481" officeooo:paragraph-rsid="004a2a6a"/>
    </style:style>
    <style:style style:name="P32" style:family="paragraph" style:parent-style-name="Standard">
      <style:text-properties officeooo:rsid="004a0481" officeooo:paragraph-rsid="00507a37"/>
    </style:style>
    <style:style style:name="P33" style:family="paragraph" style:parent-style-name="Standard">
      <style:text-properties officeooo:rsid="004a2a6a" officeooo:paragraph-rsid="004a2a6a"/>
    </style:style>
    <style:style style:name="P34" style:family="paragraph" style:parent-style-name="Standard">
      <style:text-properties officeooo:rsid="004de62f" officeooo:paragraph-rsid="004de62f"/>
    </style:style>
    <style:style style:name="P35" style:family="paragraph" style:parent-style-name="Standard">
      <style:text-properties officeooo:rsid="00507a37" officeooo:paragraph-rsid="00507a37"/>
    </style:style>
    <style:style style:name="P36" style:family="paragraph" style:parent-style-name="Standard">
      <style:text-properties officeooo:rsid="0053d455" officeooo:paragraph-rsid="0053d455"/>
    </style:style>
    <style:style style:name="P37" style:family="paragraph" style:parent-style-name="Standard">
      <style:text-properties style:text-line-through-style="none" style:text-line-through-type="none" officeooo:rsid="0043ddae" officeooo:paragraph-rsid="00427069"/>
    </style:style>
    <style:style style:name="P38" style:family="paragraph" style:parent-style-name="Standard">
      <style:text-properties style:text-line-through-style="none" style:text-line-through-type="none" officeooo:rsid="0046e631" officeooo:paragraph-rsid="0046e631"/>
    </style:style>
    <style:style style:name="P39" style:family="paragraph" style:parent-style-name="Standard">
      <style:text-properties style:text-line-through-style="none" style:text-line-through-type="none" officeooo:rsid="0060f16a" officeooo:paragraph-rsid="0060f16a"/>
    </style:style>
    <style:style style:name="P40" style:family="paragraph" style:parent-style-name="Standard">
      <style:text-properties officeooo:rsid="005804ca" officeooo:paragraph-rsid="005804ca"/>
    </style:style>
    <style:style style:name="P41" style:family="paragraph" style:parent-style-name="Preformatted_20_Text">
      <style:text-properties officeooo:rsid="0075b188" officeooo:paragraph-rsid="0075b188"/>
    </style:style>
    <style:style style:name="P42" style:family="paragraph" style:parent-style-name="Standard">
      <style:text-properties officeooo:rsid="0075b188" officeooo:paragraph-rsid="0075b188"/>
    </style:style>
    <style:style style:name="P43" style:family="paragraph" style:parent-style-name="Standard">
      <style:text-properties officeooo:rsid="0012b4da" officeooo:paragraph-rsid="00592868"/>
    </style:style>
    <style:style style:name="P44" style:family="paragraph" style:parent-style-name="Standard">
      <style:text-properties officeooo:rsid="00592868" officeooo:paragraph-rsid="00592868"/>
    </style:style>
    <style:style style:name="P45" style:family="paragraph" style:parent-style-name="Standard">
      <style:text-properties officeooo:rsid="000aa88e" officeooo:paragraph-rsid="00592868"/>
    </style:style>
    <style:style style:name="P46" style:family="paragraph" style:parent-style-name="Standard">
      <style:text-properties officeooo:rsid="005e1ad0" officeooo:paragraph-rsid="005e1ad0"/>
    </style:style>
    <style:style style:name="P47" style:family="paragraph" style:parent-style-name="Standard">
      <style:text-properties officeooo:rsid="005f90ed" officeooo:paragraph-rsid="005f90ed"/>
    </style:style>
    <style:style style:name="P48" style:family="paragraph" style:parent-style-name="Standard">
      <style:text-properties officeooo:rsid="0061c1c2" officeooo:paragraph-rsid="0061c1c2"/>
    </style:style>
    <style:style style:name="P49" style:family="paragraph" style:parent-style-name="Standard">
      <style:text-properties fo:font-weight="bold" officeooo:rsid="00667dba" officeooo:paragraph-rsid="00667dba" style:font-weight-asian="bold" style:font-weight-complex="bold"/>
    </style:style>
    <style:style style:name="P50" style:family="paragraph" style:parent-style-name="Standard">
      <style:text-properties fo:font-weight="bold" officeooo:rsid="0062d905" officeooo:paragraph-rsid="0062d905" style:font-weight-asian="bold" style:font-weight-complex="bold"/>
    </style:style>
    <style:style style:name="P51" style:family="paragraph" style:parent-style-name="Standard">
      <style:text-properties fo:font-weight="bold" officeooo:rsid="0026c1eb" officeooo:paragraph-rsid="0026c1eb" style:font-weight-asian="bold" style:font-weight-complex="bold"/>
    </style:style>
    <style:style style:name="P52" style:family="paragraph" style:parent-style-name="Standard">
      <style:text-properties fo:font-weight="bold" officeooo:rsid="0021845a" officeooo:paragraph-rsid="003102ba" style:font-weight-asian="bold" style:font-weight-complex="bold"/>
    </style:style>
    <style:style style:name="P53" style:family="paragraph" style:parent-style-name="Standard">
      <style:text-properties fo:font-weight="bold" officeooo:rsid="0028ba8f" officeooo:paragraph-rsid="003102ba" style:font-weight-asian="bold" style:font-weight-complex="bold"/>
    </style:style>
    <style:style style:name="P54" style:family="paragraph" style:parent-style-name="Standard">
      <style:text-properties officeooo:paragraph-rsid="0072a258"/>
    </style:style>
    <style:style style:name="P55" style:family="paragraph" style:parent-style-name="Standard">
      <style:text-properties officeooo:rsid="00098573" officeooo:paragraph-rsid="005b1126"/>
    </style:style>
    <style:style style:name="T1" style:family="text">
      <style:text-properties officeooo:rsid="0011ee2b"/>
    </style:style>
    <style:style style:name="T2" style:family="text">
      <style:text-properties officeooo:rsid="001494fa"/>
    </style:style>
    <style:style style:name="T3" style:family="text">
      <style:text-properties officeooo:rsid="0017cca4"/>
    </style:style>
    <style:style style:name="T4" style:family="text">
      <style:text-properties officeooo:rsid="0019bd2a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d184d"/>
    </style:style>
    <style:style style:name="T7" style:family="text">
      <style:text-properties officeooo:rsid="001fbba0"/>
    </style:style>
    <style:style style:name="T8" style:family="text">
      <style:text-properties officeooo:rsid="0021845a"/>
    </style:style>
    <style:style style:name="T9" style:family="text">
      <style:text-properties officeooo:rsid="0026649e"/>
    </style:style>
    <style:style style:name="T10" style:family="text">
      <style:text-properties officeooo:rsid="00270eab"/>
    </style:style>
    <style:style style:name="T11" style:family="text">
      <style:text-properties officeooo:rsid="002ac20e"/>
    </style:style>
    <style:style style:name="T12" style:family="text">
      <style:text-properties officeooo:rsid="002c55aa"/>
    </style:style>
    <style:style style:name="T13" style:family="text">
      <style:text-properties officeooo:rsid="002d3db4"/>
    </style:style>
    <style:style style:name="T14" style:family="text">
      <style:text-properties officeooo:rsid="002ec565"/>
    </style:style>
    <style:style style:name="T15" style:family="text">
      <style:text-properties officeooo:rsid="002f6c26"/>
    </style:style>
    <style:style style:name="T16" style:family="text">
      <style:text-properties officeooo:rsid="00379449"/>
    </style:style>
    <style:style style:name="T17" style:family="text">
      <style:text-properties officeooo:rsid="003d4386"/>
    </style:style>
    <style:style style:name="T18" style:family="text">
      <style:text-properties officeooo:rsid="003ec60b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officeooo:rsid="0040b62f"/>
    </style:style>
    <style:style style:name="T21" style:family="text">
      <style:text-properties style:text-line-through-style="none" style:text-line-through-type="none" officeooo:rsid="0043ddae"/>
    </style:style>
    <style:style style:name="T22" style:family="text">
      <style:text-properties style:text-line-through-style="none" style:text-line-through-type="none" officeooo:rsid="0043ff2e"/>
    </style:style>
    <style:style style:name="T23" style:family="text">
      <style:text-properties style:text-line-through-style="none" style:text-line-through-type="none" officeooo:rsid="0046e631"/>
    </style:style>
    <style:style style:name="T24" style:family="text">
      <style:text-properties officeooo:rsid="004a2a6a"/>
    </style:style>
    <style:style style:name="T25" style:family="text">
      <style:text-properties officeooo:rsid="004ec9a7"/>
    </style:style>
    <style:style style:name="T26" style:family="text">
      <style:text-properties officeooo:rsid="00507a37"/>
    </style:style>
    <style:style style:name="T27" style:family="text">
      <style:text-properties officeooo:rsid="003f21e5"/>
    </style:style>
    <style:style style:name="T28" style:family="text">
      <style:text-properties officeooo:rsid="0040b62f"/>
    </style:style>
    <style:style style:name="T29" style:family="text">
      <style:text-properties officeooo:rsid="006110ce"/>
    </style:style>
    <style:style style:name="T30" style:family="text">
      <style:text-properties officeooo:rsid="0069bb4d"/>
    </style:style>
    <style:style style:name="T31" style:family="text">
      <style:text-properties fo:font-weight="bold" officeooo:rsid="0069bb4d" style:font-weight-asian="bold" style:font-weight-complex="bold"/>
    </style:style>
    <style:style style:name="T32" style:family="text">
      <style:text-properties fo:font-weight="normal" officeooo:rsid="0069bb4d" style:font-weight-asian="normal" style:font-weight-complex="normal"/>
    </style:style>
    <style:style style:name="T33" style:family="text">
      <style:text-properties officeooo:rsid="006cbafe"/>
    </style:style>
    <style:style style:name="T34" style:family="text">
      <style:text-properties officeooo:rsid="006d373e"/>
    </style:style>
    <style:style style:name="T35" style:family="text">
      <style:text-properties officeooo:rsid="006eee64"/>
    </style:style>
    <style:style style:name="T36" style:family="text">
      <style:text-properties officeooo:rsid="0070cffe"/>
    </style:style>
    <style:style style:name="T37" style:family="text">
      <style:text-properties officeooo:rsid="007172aa"/>
    </style:style>
    <style:style style:name="T38" style:family="text">
      <style:text-properties style:use-window-font-color="true" loext:opacity="0%" style:font-name="Liberation Serif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span text:style-name="T32">Commands cheat-sheet</text:span></text:p>
      <text:p text:style-name="P55"><text:span text:style-name="T32"/></text:p>
      <text:p text:style-name="P55"><text:span text:style-name="T32">Ch.1<text:tab/>UFW</text:span></text:p>
      <text:p text:style-name="P55"><text:span text:style-name="T32"/></text:p>
      <text:p text:style-name="P55"><text:span text:style-name="T32">sudo ufw default deny incoming</text:span></text:p>
      <text:p text:style-name="P55"><text:span text:style-name="T32">sudo ufw default allow outgoing</text:span></text:p>
      <text:p text:style-name="P55"><text:span text:style-name="T32">sudo iptables -L</text:span></text:p>
      <text:p text:style-name="P55"><text:span text:style-name="T32">sudo ufw enable</text:span></text:p>
      <text:p text:style-name="P55"><text:span text:style-name="T32">sudo iptables -L</text:span></text:p>
      <text:p text:style-name="P55"><text:span text:style-name="T32"/></text:p>
      <text:p text:style-name="P55"><text:span text:style-name="T32">sudo ufw allow ssh</text:span></text:p>
      <text:p text:style-name="P55"><text:span text:style-name="T32">sudo ufw deny http</text:span></text:p>
      <text:p text:style-name="P55"><text:span text:style-name="T32">sudo ufw allow http/s</text:span></text:p>
      <text:p text:style-name="P55"><text:span text:style-name="T32"/></text:p>
      <text:p text:style-name="P55"><text:span text:style-name="T32">Port ranges:</text:span></text:p>
      <text:p text:style-name="P55"><text:span text:style-name="T32">sudo ufw allow 6000:6007/tcp</text:span></text:p>
      <text:p text:style-name="P55"><text:span text:style-name="T32">Specific Ips:</text:span></text:p>
      <text:p text:style-name="P55"><text:span text:style-name="T32">sudo ufw allow from &lt;ip&gt;/&lt;mask&gt;</text:span></text:p>
      <text:p text:style-name="P55"><text:span text:style-name="T32"/></text:p>
      <text:p text:style-name="P55"><text:span text:style-name="T32">Ch.2<text:tab/>Directory and file security basics</text:span></text:p>
      <text:p text:style-name="P55"><text:span text:style-name="T32"/></text:p>
      <text:p text:style-name="P55"><text:span text:style-name="T32">Creating users and groups:</text:span></text:p>
      <text:p text:style-name="P55"><text:span text:style-name="T32"/></text:p>
      <text:p text:style-name="P55"><text:span text:style-name="T32">sudo groupadd &lt;name&gt;</text:span></text:p>
      <text:p text:style-name="P55"><text:span text:style-name="T32">getent group | grep &lt;name&gt;</text:span></text:p>
      <text:p text:style-name="P55"><text:span text:style-name="T32"/></text:p>
      <text:p text:style-name="P55"><text:span text:style-name="T32">sudo useradd -m -u &lt;uid&gt; -g &lt;group&gt; -G &lt;groups,with,commas&gt; angelos</text:span></text:p>
      <text:p text:style-name="P55"><text:span text:style-name="T32">sudo passwd angelos</text:span></text:p>
      <text:p text:style-name="P55"><text:span text:style-name="T32"/></text:p>
      <text:p text:style-name="P55"><text:span text:style-name="T32">sudo useradd -e YYYY – MM – DD username (to set exp date for a user’s account)</text:span></text:p>
      <text:p text:style-name="P55"><text:span text:style-name="T32">sudo chage -l username (to verify the exp date)</text:span></text:p>
      <text:p text:style-name="P55"><text:span text:style-name="T32"/></text:p>
      <text:p text:style-name="P55"><text:span text:style-name="T32">sudo usermod -a -G group username (Add a user to a secondary group)</text:span></text:p>
      <text:p text:style-name="P55"><text:span text:style-name="T32">sudo usermod -G group username (Change user’s primary group)</text:span></text:p>
      <text:p text:style-name="P55"><text:span text:style-name="T32">sudo usermod -e YYYY – MM – DD username</text:span></text:p>
      <text:p text:style-name="P55"><text:span text:style-name="T32"/></text:p>
      <text:p text:style-name="P55"><text:span text:style-name="T32">Basic UNIX permissions, users and groups:</text:span></text:p>
      <text:p text:style-name="P55"><text:span text:style-name="T32"/></text:p>
      <text:p text:style-name="P55"><text:span text:style-name="T32">The owner of a file, or group the file belongs to can be seen with the ls -l command.</text:span></text:p>
      <text:p text:style-name="P55"><text:span text:style-name="T32">To change one of the two, use the command:</text:span></text:p>
      <text:p text:style-name="P55"><text:span text:style-name="T32"/></text:p>
      <text:p text:style-name="P55"><text:span text:style-name="T32">chown &lt;user&gt; &lt;file&gt; </text:span></text:p>
      <text:p text:style-name="P55"><text:span text:style-name="T32">chown :&lt;group&gt; &lt;file</text:span></text:p>
      <text:p text:style-name="P55"><text:span text:style-name="T32"/></text:p>
      <text:p text:style-name="P55"><text:span text:style-name="T32">Three permission groups: User, Group, Other</text:span></text:p>
      <text:p text:style-name="P55"><text:span text:style-name="T32">Three permission types: Read, Write, Execute</text:span></text:p>
      <text:p text:style-name="P55"><text:span text:style-name="T32">Count in 3-bit binary to assign permissions to each one of the three types:</text:span></text:p>
      <text:p text:style-name="P55"><text:span text:style-name="T32">r w x → 1 1 0 = 6</text:span></text:p>
      <text:p text:style-name="P55"><text:span text:style-name="T32">Ex. </text:span></text:p>
      <text:p text:style-name="P55"><text:span text:style-name="T32"><text:tab/>600, the user can read and write on the file but not execute it.</text:span></text:p>
      <text:p text:style-name="P55"><text:span text:style-name="T32"><text:tab/>660, both the user and the group can read and write but not execute.</text:span></text:p>
      <text:p text:style-name="P55"><text:span text:style-name="T32"><text:tab/>777, everyone can read, write and execute the file.</text:span></text:p>
      <text:p text:style-name="P55"><text:soft-page-break/><text:span text:style-name="T32"/></text:p>
      <text:p text:style-name="P55"><text:span text:style-name="T32">To modify a file’s permissions use:</text:span></text:p>
      <text:p text:style-name="P55"><text:span text:style-name="T32"/></text:p>
      <text:p text:style-name="P55"><text:span text:style-name="T32">chmod &lt;3-digit-number[0-7]&gt; &lt;file&gt;</text:span></text:p>
      <text:p text:style-name="P55"><text:span text:style-name="T32">Alternatively:</text:span></text:p>
      <text:p text:style-name="P55"><text:span text:style-name="T32">chmod u+rwx &lt;file&gt;</text:span></text:p>
      <text:p text:style-name="P55"><text:span text:style-name="T32">chmod g+rwx &lt;file&gt;</text:span></text:p>
      <text:p text:style-name="P55"><text:span text:style-name="T32"/></text:p>
      <text:p text:style-name="P55"><text:span text:style-name="T32"/></text:p>
      <text:p text:style-name="P55"><text:span text:style-name="T32">Working with ACLs:</text:span></text:p>
      <text:p text:style-name="P55"><text:span text:style-name="T32"/></text:p>
      <text:p text:style-name="P55"><text:span text:style-name="T32">sudo apt install acl</text:span></text:p>
      <text:p text:style-name="P55"><text:span text:style-name="T32"/></text:p>
      <text:p text:style-name="P55"><text:span text:style-name="T32">Create a demo file to put ACLs on:</text:span></text:p>
      <text:p text:style-name="P55"><text:span text:style-name="T32"><text:tab/>touch acl_demo.txt</text:span></text:p>
      <text:p text:style-name="P55"><text:span text:style-name="T32"><text:tab/>chmod 460 acl_demo.txt</text:span></text:p>
      <text:p text:style-name="P55"><text:span text:style-name="T32"><text:tab/>getfacl acl_demo.txt</text:span></text:p>
      <text:p text:style-name="P55"><text:span text:style-name="T32"/></text:p>
      <text:p text:style-name="P55"><text:span text:style-name="T32">To modify ACL policies use </text:span></text:p>
      <text:p text:style-name="P55"><text:span text:style-name="T32"><text:tab/>setfacl -m (modify) u:user:rwx &lt;file&gt;</text:span></text:p>
      <text:p text:style-name="P55"><text:span text:style-name="T32"><text:tab/>setfacl -m (modify) g:group:rwx &lt;file&gt;</text:span></text:p>
      <text:p text:style-name="P55"><text:span text:style-name="T32"><text:tab/></text:span></text:p>
      <text:p text:style-name="P55"><text:span text:style-name="T32">To create an ACL for a directroy:</text:span></text:p>
      <text:p text:style-name="P55"><text:span text:style-name="T32"><text:tab/>setfacl -m d:u:frank:r directroy</text:span></text:p>
      <text:p text:style-name="P55"><text:span text:style-name="T32"/></text:p>
      <text:p text:style-name="P55"><text:span text:style-name="T32">Removing ACLs:</text:span></text:p>
      <text:p text:style-name="P55"><text:span text:style-name="T32"><text:tab/>setfacl -x u:maggie acl_demo.txt<text:tab/></text:span></text:p>
      <text:p text:style-name="P55"><text:span text:style-name="T32"><text:tab/>Deletes the entire thing, if we have multiple permissions it is not recommended</text:span></text:p>
      <text:p text:style-name="P55"><text:span text:style-name="T32"><text:tab/></text:span></text:p>
      <text:p text:style-name="P55"><text:span text:style-name="T32"><text:tab/>setfacl -m m::r acl_demo.txt</text:span></text:p>
      <text:p text:style-name="P55"><text:span text:style-name="T32"><text:tab/>Creates a mask and adds different “effective” permissions to users affected by the ACL. This <text:tab/>works on top of the normal ACL. It effectively does a bitwise AND on the permission bits.</text:span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oft-page-break/><text:span text:style-name="T32"/></text:p>
      <text:p text:style-name="P55"><text:span text:style-name="T32">Ch.3 <text:tab/>The lazy sysadmin’s tools</text:span></text:p>
      <text:p text:style-name="P55"><text:span text:style-name="T32"/></text:p>
      <text:p text:style-name="P55"><text:span text:style-name="T32">Creating systemd services:</text:span></text:p>
      <text:p text:style-name="P55"><text:span text:style-name="T32"/></text:p>
      <text:p text:style-name="P55"><text:span text:style-name="T32">touch /etc/systemd/system/&lt;name&gt;.service #Write the unitfile</text:span></text:p>
      <text:p text:style-name="P55"><text:span text:style-name="T32"/></text:p>
      <text:p text:style-name="P55"><text:span text:style-name="T32">[Unit]</text:span></text:p>
      <text:p text:style-name="P55"><text:span text:style-name="T32">Description=Example Service</text:span></text:p>
      <text:p text:style-name="P55"><text:span text:style-name="T32">After=network.target</text:span></text:p>
      <text:p text:style-name="P55"><text:span text:style-name="T32">StartLimitIntervalSec=0</text:span></text:p>
      <text:p text:style-name="P55"><text:span text:style-name="T32"/></text:p>
      <text:p text:style-name="P55"><text:span text:style-name="T32">[Service]</text:span></text:p>
      <text:p text:style-name="P55"><text:span text:style-name="T32">Type=simple</text:span></text:p>
      <text:p text:style-name="P55"><text:span text:style-name="T32">Restart=always</text:span></text:p>
      <text:p text:style-name="P55"><text:span text:style-name="T32">RestartSec=1</text:span></text:p>
      <text:p text:style-name="P55"><text:span text:style-name="T32">User=serviceuser</text:span></text:p>
      <text:p text:style-name="P55"><text:span text:style-name="T32">ExecStartPre=</text:span></text:p>
      <text:p text:style-name="P55"><text:span text:style-name="T32">ExecStart=/path/to/executable [options]</text:span></text:p>
      <text:p text:style-name="P55"><text:span text:style-name="T32">ExecStop=</text:span></text:p>
      <text:p text:style-name="P55"><text:span text:style-name="T32">ExecReload=</text:span></text:p>
      <text:p text:style-name="P55"><text:span text:style-name="T32"/></text:p>
      <text:p text:style-name="P55"><text:span text:style-name="T32">[Install]</text:span></text:p>
      <text:p text:style-name="P55"><text:span text:style-name="T32">WantedBy=multi-user.target</text:span></text:p>
      <text:p text:style-name="P55"><text:span text:style-name="T32">sudo systemctl daemon-reload</text:span></text:p>
      <text:p text:style-name="P55"><text:span text:style-name="T32">sudo systemctl enable &lt;name&gt;</text:span></text:p>
      <text:p text:style-name="P55"><text:span text:style-name="T32">sudo service &lt;name&gt; start</text:span></text:p>
      <text:p text:style-name="P55"><text:span text:style-name="T32"/></text:p>
      <text:p text:style-name="P55"><text:span text:style-name="T32">Executable file content:</text:span></text:p>
      <text:p text:style-name="P55"><text:span text:style-name="T32"/></text:p>
      <text:p text:style-name="P55"><text:span text:style-name="T32">#!/bin/sh</text:span></text:p>
      <text:p text:style-name="P55"><text:span text:style-name="T32"/></text:p>
      <text:p text:style-name="P55"><text:span text:style-name="T32">echo “Hello from test service!”</text:span></text:p>
      <text:p text:style-name="P55"><text:span text:style-name="T32"/></text:p>
      <text:p text:style-name="P55"><text:span text:style-name="T32">Managing tasks with crontab</text:span></text:p>
      <text:p text:style-name="P55"><text:span text:style-name="T32"/></text:p>
      <text:p text:style-name="P55"><text:span text:style-name="T32">crontab -e (to modify the cron table for a user)</text:span></text:p>
      <text:p text:style-name="P55"><text:span text:style-name="T32">https://crontab.guru/ to visualize the format in plain english</text:span></text:p>
      <text:p text:style-name="P55"><text:span text:style-name="T32"/></text:p>
      <text:p text:style-name="P55"><text:span text:style-name="T32">Viewing audit logs, making scripts to parse data from log files.</text:span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oft-page-break/><text:span text:style-name="T32"/></text:p>
      <text:p text:style-name="P55"><text:span text:style-name="T32"/></text:p>
      <text:p text:style-name="P55"><text:span text:style-name="T32"/></text:p>
      <text:p text:style-name="P55"><text:span text:style-name="T32"/></text:p>
      <text:p text:style-name="P55"><text:span text:style-name="T32">Ch.4<text:tab/>Introduction to snort, and auditing/scanning with Lynis and rkhunter</text:span></text:p>
      <text:p text:style-name="P55"><text:span text:style-name="T32"/></text:p>
      <text:p text:style-name="P55"><text:span text:style-name="T32">Lynis:</text:span></text:p>
      <text:p text:style-name="P55"><text:span text:style-name="T32"/></text:p>
      <text:p text:style-name="P55"><text:span text:style-name="T32">cd /opt/</text:span></text:p>
      <text:p text:style-name="P55"><text:span text:style-name="T32">wget https://downloads.cisofy.com/lynis/lynis-2.6.6.tar.gz</text:span></text:p>
      <text:p text:style-name="P55"><text:span text:style-name="T32">tar xvzf lynis-2.6.6.tar.gz</text:span></text:p>
      <text:p text:style-name="P55"><text:span text:style-name="T32">mv lynis /usr/local/</text:span></text:p>
      <text:p text:style-name="P55"><text:span text:style-name="T32">ln -s /usr/local/lynis/lynis /usr/local/bin/lynis</text:span></text:p>
      <text:p text:style-name="P55"><text:span text:style-name="T32">lynis audit system</text:span></text:p>
      <text:p text:style-name="P55"><text:span text:style-name="T32"/></text:p>
      <text:p text:style-name="P55"><text:span text:style-name="T32">RootkitHunter</text:span></text:p>
      <text:p text:style-name="P55"><text:span text:style-name="T32"/></text:p>
      <text:p text:style-name="P55"><text:span text:style-name="T32">sudo apt install rkhunter</text:span></text:p>
      <text:p text:style-name="P55"><text:span text:style-name="T32">rkhunter -c</text:span></text:p>
      <text:p text:style-name="P55"><text:span text:style-name="T32"/></text:p>
      <text:p text:style-name="P55"><text:span text:style-name="T32"/></text:p>
      <text:p text:style-name="P55"><text:span text:style-name="T32">Snort:</text:span></text:p>
      <text:p text:style-name="P55"><text:span text:style-name="T32"/></text:p>
      <text:p text:style-name="P55"><text:span text:style-name="T32">sudo apt install snort</text:span></text:p>
      <text:p text:style-name="P55"><text:span text:style-name="T32">snort --version</text:span></text:p>
      <text:p text:style-name="P55"><text:span text:style-name="T32">sudo vim /etc/snort/snort.conf ipvar HOME_NET &lt;ip addr output on eth0&gt;</text:span></text:p>
      <text:p text:style-name="P55"><text:span text:style-name="T32"/></text:p>
      <text:p text:style-name="P55"><text:span text:style-name="T32">wget https://www.snort.org/downloads/community/community-rules.tar.gz</text:span></text:p>
      <text:p text:style-name="P55"><text:span text:style-name="T32">sudo tar -xvzf community-rules.tar.gz -C /etc/snort/rules</text:span></text:p>
      <text:p text:style-name="P55"><text:span text:style-name="T32"/></text:p>
      <text:p text:style-name="P55"><text:span text:style-name="T32">sudo ip link set enp0s3 promisc on</text:span></text:p>
      <text:p text:style-name="P55"><text:span text:style-name="T32"/></text:p>
      <text:p text:style-name="P55"><text:span text:style-name="T32">sudo snort -d -l /var/log/snort/ -h 192.168.1.0/24 -A console -c /etc/snort/snort.conf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6:06:43.446745529</meta:creation-date>
    <dc:date>2023-03-21T01:13:52.432301434</dc:date>
    <meta:editing-duration>PT2H24M36S</meta:editing-duration>
    <meta:editing-cycles>96</meta:editing-cycles>
    <meta:generator>LibreOffice/7.3.7.2$Linux_X86_64 LibreOffice_project/30$Build-2</meta:generator>
    <meta:document-statistic meta:table-count="0" meta:image-count="0" meta:object-count="0" meta:page-count="4" meta:paragraph-count="108" meta:word-count="526" meta:character-count="3484" meta:non-whitespace-character-count="3040"/>
  </office:meta>
</office:document-meta>
</file>